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8e9" officeooo:paragraph-rsid="000038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ksadnckjnd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0T18:32:02.233672359</meta:creation-date>
    <dc:date>2023-10-20T18:32:36.098936777</dc:date>
    <meta:editing-duration>PT3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